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fce2" officeooo:paragraph-rsid="001ffce2" style:font-weight-asian="bold" style:font-weight-complex="bold"/>
    </style:style>
    <style:style style:name="P2" style:family="paragraph" style:parent-style-name="Standard">
      <style:text-properties fo:font-weight="bold" officeooo:rsid="0024db0b" officeooo:paragraph-rsid="00259073" style:font-weight-asian="bold" style:font-weight-complex="bold"/>
    </style:style>
    <style:style style:name="P3" style:family="paragraph" style:parent-style-name="Standard">
      <style:text-properties fo:font-weight="bold" officeooo:rsid="003103e3" officeooo:paragraph-rsid="003103e3" style:font-weight-asian="bold" style:font-weight-complex="bold"/>
    </style:style>
    <style:style style:name="P4" style:family="paragraph" style:parent-style-name="Standard">
      <style:text-properties fo:font-weight="bold" officeooo:rsid="0031d9b4" officeooo:paragraph-rsid="0031d9b4" style:font-weight-asian="bold" style:font-weight-complex="bold"/>
    </style:style>
    <style:style style:name="P5" style:family="paragraph" style:parent-style-name="Standard">
      <style:text-properties fo:font-weight="bold" officeooo:rsid="003aa5b6" officeooo:paragraph-rsid="003aa5b6" style:font-weight-asian="bold" style:font-weight-complex="bold"/>
    </style:style>
    <style:style style:name="P6" style:family="paragraph" style:parent-style-name="Standard">
      <style:text-properties fo:font-weight="normal" officeooo:rsid="001ffce2" officeooo:paragraph-rsid="0021918d" style:font-weight-asian="normal" style:font-weight-complex="normal"/>
    </style:style>
    <style:style style:name="P7" style:family="paragraph" style:parent-style-name="Standard">
      <style:text-properties fo:font-weight="normal" officeooo:rsid="003aa5b6" officeooo:paragraph-rsid="003aa5b6" style:font-weight-asian="normal" style:font-weight-complex="normal"/>
    </style:style>
    <style:style style:name="P8" style:family="paragraph" style:parent-style-name="Standard">
      <style:text-properties officeooo:paragraph-rsid="00259073"/>
    </style:style>
    <style:style style:name="P9" style:family="paragraph" style:parent-style-name="Standard">
      <style:text-properties officeooo:paragraph-rsid="0021918d"/>
    </style:style>
    <style:style style:name="P10" style:family="paragraph" style:parent-style-name="Standard">
      <style:text-properties officeooo:rsid="0037f0b9" officeooo:paragraph-rsid="0037f0b9"/>
    </style:style>
    <style:style style:name="P11" style:family="paragraph" style:parent-style-name="Standard">
      <style:text-properties officeooo:paragraph-rsid="0031d9b4"/>
    </style:style>
    <style:style style:name="P12" style:family="paragraph" style:parent-style-name="Standard">
      <style:text-properties officeooo:paragraph-rsid="003dfc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073" style:font-weight-asian="normal" style:font-weight-complex="normal"/>
    </style:style>
    <style:style style:name="T3" style:family="text">
      <style:text-properties fo:font-weight="normal" officeooo:rsid="002d8178" style:font-weight-asian="normal" style:font-weight-complex="normal"/>
    </style:style>
    <style:style style:name="T4" style:family="text">
      <style:text-properties fo:font-weight="normal" officeooo:rsid="001ffce2" style:font-weight-asian="normal" style:font-weight-complex="normal"/>
    </style:style>
    <style:style style:name="T5" style:family="text">
      <style:text-properties fo:font-weight="normal" officeooo:rsid="0021918d" style:font-weight-asian="normal" style:font-weight-complex="normal"/>
    </style:style>
    <style:style style:name="T6" style:family="text">
      <style:text-properties fo:font-weight="normal" officeooo:rsid="0024db0b" style:font-weight-asian="normal" style:font-weight-complex="normal"/>
    </style:style>
    <style:style style:name="T7" style:family="text">
      <style:text-properties fo:font-weight="normal" officeooo:rsid="00261bf7" style:font-weight-asian="normal" style:font-weight-complex="normal"/>
    </style:style>
    <style:style style:name="T8" style:family="text">
      <style:text-properties fo:font-weight="normal" officeooo:rsid="0027aa28" style:font-weight-asian="normal" style:font-weight-complex="normal"/>
    </style:style>
    <style:style style:name="T9" style:family="text">
      <style:text-properties fo:font-weight="normal" officeooo:rsid="0029a4b2" style:font-weight-asian="normal" style:font-weight-complex="normal"/>
    </style:style>
    <style:style style:name="T10" style:family="text">
      <style:text-properties fo:font-weight="normal" officeooo:rsid="002e852a" style:font-weight-asian="normal" style:font-weight-complex="normal"/>
    </style:style>
    <style:style style:name="T11" style:family="text">
      <style:text-properties fo:font-weight="normal" officeooo:rsid="002f5da5" style:font-weight-asian="normal" style:font-weight-complex="normal"/>
    </style:style>
    <style:style style:name="T12" style:family="text">
      <style:text-properties fo:font-weight="normal" officeooo:rsid="002fd822" style:font-weight-asian="normal" style:font-weight-complex="normal"/>
    </style:style>
    <style:style style:name="T13" style:family="text">
      <style:text-properties fo:font-weight="normal" officeooo:rsid="003103e3" style:font-weight-asian="normal" style:font-weight-complex="normal"/>
    </style:style>
    <style:style style:name="T14" style:family="text">
      <style:text-properties fo:font-weight="normal" officeooo:rsid="0031d9b4" style:font-weight-asian="normal" style:font-weight-complex="normal"/>
    </style:style>
    <style:style style:name="T15" style:family="text">
      <style:text-properties fo:font-weight="normal" officeooo:rsid="0032225a" style:font-weight-asian="normal" style:font-weight-complex="normal"/>
    </style:style>
    <style:style style:name="T16" style:family="text">
      <style:text-properties fo:font-weight="normal" officeooo:rsid="0033c755" style:font-weight-asian="normal" style:font-weight-complex="normal"/>
    </style:style>
    <style:style style:name="T17" style:family="text">
      <style:text-properties fo:font-weight="normal" officeooo:rsid="00351a02" style:font-weight-asian="normal" style:font-weight-complex="normal"/>
    </style:style>
    <style:style style:name="T18" style:family="text">
      <style:text-properties fo:font-weight="normal" officeooo:rsid="0035b9ce" style:font-weight-asian="normal" style:font-weight-complex="normal"/>
    </style:style>
    <style:style style:name="T19" style:family="text">
      <style:text-properties fo:font-weight="normal" officeooo:rsid="00374358" style:font-weight-asian="normal" style:font-weight-complex="normal"/>
    </style:style>
    <style:style style:name="T20" style:family="text">
      <style:text-properties fo:font-weight="normal" officeooo:rsid="00383c5e" style:font-weight-asian="normal" style:font-weight-complex="normal"/>
    </style:style>
    <style:style style:name="T21" style:family="text">
      <style:text-properties fo:font-weight="normal" officeooo:rsid="00387d10" style:font-weight-asian="normal" style:font-weight-complex="normal"/>
    </style:style>
    <style:style style:name="T22" style:family="text">
      <style:text-properties fo:font-weight="normal" officeooo:rsid="0039fb4f" style:font-weight-asian="normal" style:font-weight-complex="normal"/>
    </style:style>
    <style:style style:name="T23" style:family="text">
      <style:text-properties fo:font-weight="normal" officeooo:rsid="003aa5b6" style:font-weight-asian="normal" style:font-weight-complex="normal"/>
    </style:style>
    <style:style style:name="T24" style:family="text">
      <style:text-properties fo:font-weight="normal" officeooo:rsid="003dfc6e" style:font-weight-asian="normal" style:font-weight-complex="normal"/>
    </style:style>
    <style:style style:name="T25" style:family="text">
      <style:text-properties fo:font-weight="normal" officeooo:rsid="003fc1c3" style:font-weight-asian="normal" style:font-weight-complex="normal"/>
    </style:style>
    <style:style style:name="T26" style:family="text">
      <style:text-properties officeooo:rsid="0021918d"/>
    </style:style>
    <style:style style:name="T27" style:family="text">
      <style:text-properties officeooo:rsid="0023261d"/>
    </style:style>
    <style:style style:name="T28" style:family="text">
      <style:text-properties officeooo:rsid="00259073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1d9b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e852a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87d10" style:font-style-asian="italic" style:font-weight-asian="normal" style:font-style-complex="italic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1d9b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2225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87d10" style:font-style-asian="normal" style:font-weight-asian="normal" style:font-style-complex="normal" style:font-weight-complex="normal"/>
    </style:style>
    <style:style style:name="T37" style:family="text">
      <style:text-properties officeooo:rsid="002af6a2"/>
    </style:style>
    <style:style style:name="T38" style:family="text">
      <style:text-properties officeooo:rsid="002b51a9"/>
    </style:style>
    <style:style style:name="T39" style:family="text">
      <style:text-properties officeooo:rsid="002bfd5d"/>
    </style:style>
    <style:style style:name="T40" style:family="text">
      <style:text-properties officeooo:rsid="003c8f9e"/>
    </style:style>
    <style:style style:name="T41" style:family="text">
      <style:text-properties officeooo:rsid="003fc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The current regime, likely a group of one hundred or so men in the West, cannot be supplanted until a financial crisis takes place. This financial crisis is inevitable—</text:span><text:span text:style-name="T5">even though they may be denying it to themselves (among many others) it is baked into t</text:span><text:span text:style-name="T6">he very nature of the fractional reserve banking system</text:span><text:span text:style-name="T5">. What results from that collapse will be far from rosy: the world has never been more centralized and convoluted. Global supply chains </text:span><text:span text:style-name="T7">have never been more reliant on eahc other than they are now. </text:span><text:span text:style-name="T8">Large swathes of the global population have been domesticated to the point which they are largely totally skilless and incapable of sustaining themselves in situations of real resource scarci</text:span><text:span text:style-name="T9">t</text:span><text:span text:style-name="T10">y. </text:span><text:span text:style-name="T14">Furthermore, in a post smart-contract soceity, where </text:span><text:span text:style-name="T15">rent-seeking </text:span><text:span text:style-name="T14">white collar jobs become effectively obsolete, they will</text:span><text:span text:style-name="T30"> never</text:span><text:span text:style-name="T34"> have anything to contribute, </text:span><text:span text:style-name="T35">and no welfare state to support them</text:span><text:span text:style-name="T34">. </text:span><text:span text:style-name="T31"><text:s/></text:span><text:span text:style-name="T10">There will be wars and famines on a scale never before seen, all against the backdrop of a biosphere poisoned with plastic, </text:span><text:span text:style-name="T16">virtually devoid of life, </text:span><text:span text:style-name="T10"><text:s/>and in the event of nuclear war, <text:s/>even radiation.</text:span></text:p>
      <text:p text:style-name="P6"/>
      <text:p text:style-name="P6"><text:span text:style-name="T26">What I seek to forecast here are coming stages as I see it in the inevitable transformation to </text:span><text:span text:style-name="T27">being a crypto-anarchich species. </text:span><text:span text:style-name="T37">Events have been set in motion which cannot be undone, and . </text:span><text:span text:style-name="T38">I inclue this section primarily for a sense of completeness, and to get the reader thinking about ways in which he or she can contribute and prepare in the crucial years ahead...and where crypto-minarchists may be able to <text:s/></text:span><text:span text:style-name="T39">contribute and/or turn the tide. </text:span></text:p>
      <text:p text:style-name="P1"/>
      <text:p text:style-name="P1"/>
      <text:p text:style-name="P1"/>
      <text:p text:style-name="P1">Slow Collapse of the Global Financial System </text:p>
      <text:p text:style-name="P1"><text:span text:style-name="T1"/></text:p>
      <text:p text:style-name="P8"><text:span text:style-name="T6">As discussed previously, we find ourselves </text:span><text:span text:style-name="T11">within a g</text:span><text:span text:style-name="T6">lobal financial system </text:span><text:span text:style-name="T12">that </text:span><text:span text:style-name="T6">has been </text:span><text:span text:style-name="T3">not allowed to cr</text:span><text:span text:style-name="T13">ash and clean itself out for so long, </text:span><text:span text:style-name="T20">that when</text:span><text:span text:style-name="T17"> th</text:span><text:span text:style-name="T20">e </text:span><text:span text:style-name="T17">crash </text:span><text:span text:style-name="T20">finally does happen, it </text:span><text:span text:style-name="T17">will effectively be world-ending </text:span><text:span text:style-name="T18">(or at least, old-world ending). Virtually everything you, the reader, think you <text:s/>understand about modern society has been totally perverted by 0% interest rates and fiat currency, and as s</text:span><text:span text:style-name="T21">uch</text:span><text:span text:style-name="T32"> your</text:span><text:span text:style-name="T36"> world, as you know it, will die as well. </text:span></text:p>
      <text:p text:style-name="P8"><text:span text:style-name="T19"/></text:p>
      <text:p text:style-name="P10"><text:span text:style-name="T19">T</text:span><text:span text:style-name="T1">he federal reserve effectively finds itself with two problems:</text:span></text:p>
      <text:p text:style-name="P2"><text:span text:style-name="T13"/></text:p>
      <text:p text:style-name="P2"><text:span text:style-name="T13">1. Inflation</text:span></text:p>
      <text:p text:style-name="P3"><text:span text:style-name="T1">2. </text:span><text:span text:style-name="T14">Credit crisis, mass and sudden deleveraging,</text:span></text:p>
      <text:p text:style-name="P3"><text:span text:style-name="T14"/></text:p>
      <text:p text:style-name="P11"><text:span text:style-name="T14">If inflation continues on its current road, </text:span><text:span text:style-name="T20">large swathes of the population will not be able to afford basic and it will likely lead to riots and a total collpase of all. If policemen cannot use their salary to afford basic groceries, if the military cannot be paid enough by the US government to outpace inflation, what </text:span></text:p>
      <text:p text:style-name="P4"><text:span text:style-name="T20"/></text:p>
      <text:p text:style-name="P4"><text:span text:style-name="T1">But the underlying economy </text:span><text:span text:style-name="T29">cannot support</text:span><text:span text:style-name="T33">. Zombie companies have been kept alive artifically through the 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8">Fragility of the US and its Ultimate Demise</text:span></text:p>
      <text:p text:style-name="P2"><text:span text:style-name="T1"/></text:p>
      <text:p text:style-name="P8"><text:span text:style-name="T2">As the US is </text:span><text:span text:style-name="T22">where </text:span><text:span text:style-name="T2">most </text:span><text:span text:style-name="T22">relevant modern trends originate, </text:span><text:span text:style-name="T23">we discuss. Because the US issues the global reserve currency, it will be the last to feel the biting effects of financial collpase and transition to crypto-anarchy</text:span></text:p>
      <text:p text:style-name="P8"><text:span text:style-name="T23"/></text:p>
      <text:p text:style-name="P8"><text:span text:style-name="T23"/></text:p>
      <text:p text:style-name="P8"><text:soft-page-break/><text:span text:style-name="T23"/></text:p>
      <text:p text:style-name="P8"><text:span text:style-name="T23"/></text:p>
      <text:p text:style-name="P5">Crypto-Anarchy</text:p>
      <text:p text:style-name="P5"/>
      <text:p text:style-name="P7">In the </text:p>
      <text:p text:style-name="P5"/>
      <text:p text:style-name="P5">Crypto-Minarchy <text:span text:style-name="T40">and Long-Term Future of Mankind</text:span></text:p>
      <text:p text:style-name="P5"/>
      <text:p text:style-name="P12"><text:span text:style-name="T24">A full transition to crypto-minarchy will </text:span><text:span text:style-name="T25">represent the final step in the full technologization of human soceity: any further meaningful steps will come from creating beings far superior (either through genetic engineering or AI, both or which seem many centuries off at the moment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10:50.703477357</meta:creation-date>
    <meta:generator>LibreOffice/6.4.7.2$Linux_X86_64 LibreOffice_project/40$Build-2</meta:generator>
    <dc:date>2022-10-03T21:39:35.755547205</dc:date>
    <meta:editing-duration>PT28M28S</meta:editing-duration>
    <meta:editing-cycles>31</meta:editing-cycles>
    <meta:document-statistic meta:table-count="0" meta:image-count="0" meta:object-count="0" meta:page-count="2" meta:paragraph-count="15" meta:word-count="530" meta:character-count="3218" meta:non-whitespace-character-count="2693"/>
  </office:meta>
</office:document-meta>
</file>